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4a2827" officeooo:paragraph-rsid="0018c254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03317" officeooo:paragraph-rsid="0018c25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4a2827" officeooo:paragraph-rsid="0018c254" fo:background-color="#fff20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4a2827" officeooo:paragraph-rsid="0018c254" fo:background-color="transparent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5pt" officeooo:rsid="00103317" officeooo:paragraph-rsid="0018c254" style:font-size-asian="25pt" style:font-size-complex="25pt"/>
    </style:style>
    <style:style style:name="P6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18c254" officeooo:paragraph-rsid="0018c254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line-height="200%" fo:text-align="start" style:justify-single-word="false"/>
      <style:text-properties fo:font-size="12pt" fo:font-weight="normal" officeooo:rsid="0018c254" officeooo:paragraph-rsid="0022fdb5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1f1742" officeooo:paragraph-rsid="0018c254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1f1742" officeooo:paragraph-rsid="001f1742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line-height="200%" fo:text-align="start" style:justify-single-word="false"/>
      <style:text-properties fo:font-size="12pt" fo:font-weight="normal" officeooo:rsid="001f1742" officeooo:paragraph-rsid="0022fdb5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19da07" officeooo:paragraph-rsid="0019da07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line-height="200%" fo:text-align="start" style:justify-single-word="false"/>
      <style:text-properties fo:font-size="12pt" fo:font-weight="normal" officeooo:rsid="0019da07" officeooo:paragraph-rsid="0022fdb5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line-height="100%" fo:text-align="start" style:justify-single-word="false"/>
      <style:text-properties fo:font-size="12pt" fo:font-weight="normal" officeooo:rsid="0019da07" officeooo:paragraph-rsid="0022fdb5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1ce060" officeooo:paragraph-rsid="001ce060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20a9b1" officeooo:paragraph-rsid="0020a9b1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line-height="200%" fo:text-align="start" style:justify-single-word="false"/>
      <style:text-properties fo:font-size="12pt" fo:font-weight="normal" officeooo:rsid="0020a9b1" officeooo:paragraph-rsid="0022fdb5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line-height="200%" fo:text-align="start" style:justify-single-word="false"/>
      <style:text-properties fo:font-size="12pt" fo:font-weight="normal" officeooo:rsid="0022724e" officeooo:paragraph-rsid="0022fdb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officeooo:rsid="004a2827" officeooo:paragraph-rsid="0022fdb5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03317" officeooo:paragraph-rsid="0022fdb5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4a2827" officeooo:paragraph-rsid="0022fdb5" fo:background-color="#fff200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4a2827" officeooo:paragraph-rsid="0022fdb5" fo:background-color="transparent" style:font-size-asian="10.5pt" style:font-size-complex="12pt"/>
    </style:style>
    <style:style style:name="P22" style:family="paragraph" style:parent-style-name="Standard" style:list-style-name="L2">
      <style:paragraph-properties fo:line-height="200%" fo:text-align="start" style:justify-single-word="false"/>
      <style:text-properties fo:color="#00a933" fo:font-size="12pt" fo:font-weight="normal" officeooo:rsid="001ce060" officeooo:paragraph-rsid="0022fdb5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line-height="200%" fo:text-align="start" style:justify-single-word="false"/>
      <style:text-properties fo:color="#00a933" fo:font-size="12pt" fo:font-weight="normal" officeooo:rsid="0018c254" officeooo:paragraph-rsid="0022fdb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200%" fo:text-align="start" style:justify-single-word="false"/>
      <style:text-properties fo:color="#00a933" fo:font-size="12pt" fo:font-weight="normal" officeooo:rsid="0018c254" officeooo:paragraph-rsid="0022fdb5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fo:color="#00a933" style:font-name="FreeMono" fo:font-size="12pt" fo:font-weight="normal" officeooo:rsid="0019da07" officeooo:paragraph-rsid="0022fdb5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fo:color="#00a933" style:font-name="FreeMono" fo:font-size="12pt" fo:font-weight="normal" officeooo:rsid="001ce060" officeooo:paragraph-rsid="0022fdb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25pt" officeooo:rsid="0018c254" officeooo:paragraph-rsid="0022fdb5" style:font-size-asian="25pt" style:font-size-complex="25pt"/>
    </style:style>
    <style:style style:name="P28" style:family="paragraph" style:parent-style-name="Standard">
      <style:paragraph-properties fo:text-align="center" style:justify-single-word="false"/>
      <style:text-properties fo:font-size="25pt" officeooo:rsid="00103317" officeooo:paragraph-rsid="0022fdb5" style:font-size-asian="25pt" style:font-size-complex="25pt"/>
    </style:style>
    <style:style style:name="P29" style:family="paragraph" style:parent-style-name="Standard" style:list-style-name="L2">
      <style:paragraph-properties fo:line-height="200%" fo:text-align="start" style:justify-single-word="false"/>
      <style:text-properties officeooo:paragraph-rsid="0022fdb5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officeooo:paragraph-rsid="0022fdb5"/>
    </style:style>
    <style:style style:name="T1" style:family="text">
      <style:text-properties fo:color="#2a6099"/>
    </style:style>
    <style:style style:name="T2" style:family="text">
      <style:text-properties fo:color="#00a933"/>
    </style:style>
    <style:style style:name="T3" style:family="text">
      <style:text-properties fo:color="#00a933" fo:background-color="transparent" loext:char-shading-value="0"/>
    </style:style>
    <style:style style:name="T4" style:family="text">
      <style:text-properties fo:color="#00a933" officeooo:rsid="002c86b8" fo:background-color="transparent" loext:char-shading-value="0"/>
    </style:style>
    <style:style style:name="T5" style:family="text">
      <style:text-properties fo:color="#00a933" officeooo:rsid="002df611" fo:background-color="transparent" loext:char-shading-value="0"/>
    </style:style>
    <style:style style:name="T6" style:family="text">
      <style:text-properties fo:color="#00a933" officeooo:rsid="00252b9e"/>
    </style:style>
    <style:style style:name="T7" style:family="text">
      <style:text-properties fo:color="#00a933" style:font-name="FreeMono"/>
    </style:style>
    <style:style style:name="T8" style:family="text">
      <style:text-properties fo:color="#00a933" style:font-name="FreeMono" officeooo:rsid="00252b9e"/>
    </style:style>
    <style:style style:name="T9" style:family="text">
      <style:text-properties fo:color="#00a933" style:font-name="FreeMono" fo:background-color="transparent" loext:char-shading-value="0"/>
    </style:style>
    <style:style style:name="T10" style:family="text">
      <style:text-properties fo:color="#00a933" style:font-name="FreeMono" officeooo:rsid="002c86b8" fo:background-color="transparent" loext:char-shading-value="0"/>
    </style:style>
    <style:style style:name="T11" style:family="text">
      <style:text-properties fo:color="#00a933" style:font-name="FreeMono" officeooo:rsid="002ee6fe"/>
    </style:style>
    <style:style style:name="T12" style:family="text">
      <style:text-properties fo:color="#00a933" style:font-name="FreeMono" officeooo:rsid="00337219"/>
    </style:style>
    <style:style style:name="T13" style:family="text">
      <style:text-properties fo:color="#00a933" style:font-name="FreeMono" officeooo:rsid="0020a9b1"/>
    </style:style>
    <style:style style:name="T14" style:family="text">
      <style:text-properties fo:color="#00a933" officeooo:rsid="001f1742"/>
    </style:style>
    <style:style style:name="T15" style:family="text">
      <style:text-properties fo:color="#00a933" officeooo:rsid="002c86b8"/>
    </style:style>
    <style:style style:name="T16" style:family="text">
      <style:text-properties fo:color="#00a933" officeooo:rsid="002ee6fe"/>
    </style:style>
    <style:style style:name="T17" style:family="text">
      <style:text-properties fo:color="#00a933" officeooo:rsid="002fe133"/>
    </style:style>
    <style:style style:name="T18" style:family="text">
      <style:text-properties fo:color="#00a933" officeooo:rsid="00310385"/>
    </style:style>
    <style:style style:name="T19" style:family="text">
      <style:text-properties fo:color="#00a933" officeooo:rsid="00355796"/>
    </style:style>
    <style:style style:name="T20" style:family="text">
      <style:text-properties fo:color="#00a933" officeooo:rsid="00322f21"/>
    </style:style>
    <style:style style:name="T21" style:family="text">
      <style:text-properties fo:color="#00a933" officeooo:rsid="00337219"/>
    </style:style>
    <style:style style:name="T22" style:family="text">
      <style:text-properties fo:color="#00a933" fo:font-style="italic" style:font-style-asian="italic" style:font-style-complex="italic"/>
    </style:style>
    <style:style style:name="T23" style:family="text">
      <style:text-properties fo:color="#00a933" fo:font-style="italic" officeooo:rsid="00337219" style:font-style-asian="italic" style:font-style-complex="italic"/>
    </style:style>
    <style:style style:name="T24" style:family="text">
      <style:text-properties fo:color="#00a933" officeooo:rsid="0020a9b1"/>
    </style:style>
    <style:style style:name="T25" style:family="text">
      <style:text-properties fo:color="#00a933" fo:font-size="12pt" fo:font-weight="normal" officeooo:rsid="00362867" style:font-size-asian="10.5pt" style:font-weight-asian="normal" style:font-size-complex="12pt" style:font-weight-complex="normal"/>
    </style:style>
    <style:style style:name="T26" style:family="text">
      <style:text-properties fo:color="#00a933" fo:font-size="12pt" fo:font-weight="normal" officeooo:rsid="001ce060" style:font-size-asian="10.5pt" style:font-weight-asian="normal" style:font-size-complex="12pt" style:font-weight-complex="normal"/>
    </style:style>
    <style:style style:name="T27" style:family="text">
      <style:text-properties fo:color="#00a933" fo:font-size="12pt" fo:font-style="italic" fo:font-weight="normal" officeooo:rsid="00362867" style:font-size-asian="10.5pt" style:font-style-asian="italic" style:font-weight-asian="normal" style:font-size-complex="12pt" style:font-style-complex="italic" style:font-weight-complex="normal"/>
    </style:style>
    <style:style style:name="T28" style:family="text">
      <style:text-properties fo:color="#00a933" fo:font-size="12pt" fo:font-style="italic" fo:font-weight="normal" officeooo:rsid="001ce060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fo:color="#00a933" officeooo:rsid="003a4fa1"/>
    </style:style>
    <style:style style:name="T30" style:family="text">
      <style:text-properties officeooo:rsid="001f0f74"/>
    </style:style>
    <style:style style:name="T31" style:family="text">
      <style:text-properties officeooo:rsid="001f1742"/>
    </style:style>
    <style:style style:name="T32" style:family="text">
      <style:text-properties officeooo:rsid="0020a9b1"/>
    </style:style>
    <style:style style:name="T33" style:family="text">
      <style:text-properties officeooo:rsid="002623a0"/>
    </style:style>
    <style:style style:name="T34" style:family="text">
      <style:text-properties officeooo:rsid="002692fb"/>
    </style:style>
    <style:style style:name="T35" style:family="text">
      <style:text-properties fo:font-style="italic" officeooo:rsid="0026cff5" style:font-style-asian="italic" style:font-style-complex="italic"/>
    </style:style>
    <style:style style:name="T36" style:family="text">
      <style:text-properties fo:font-style="italic" officeooo:rsid="0020a9b1" style:font-style-asian="italic" style:font-style-complex="italic"/>
    </style:style>
    <style:style style:name="T37" style:family="text">
      <style:text-properties style:font-name="FreeMono" officeooo:rsid="002692fb"/>
    </style:style>
    <style:style style:name="T38" style:family="text">
      <style:text-properties style:font-name="FreeMono" officeooo:rsid="002b1622"/>
    </style:style>
    <style:style style:name="T39" style:family="text">
      <style:text-properties officeooo:rsid="002ee6fe"/>
    </style:style>
    <style:style style:name="T40" style:family="text">
      <style:text-properties officeooo:rsid="00337219"/>
    </style:style>
    <style:style style:name="T41" style:family="text">
      <style:text-properties officeooo:rsid="00362867"/>
    </style:style>
    <style:style style:name="T42" style:family="text">
      <style:text-properties officeooo:rsid="00399e13"/>
    </style:style>
    <style:style style:name="T43" style:family="text">
      <style:text-properties fo:font-size="12pt" fo:font-weight="normal" officeooo:rsid="00386d2a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1ce060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362867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399e13" style:font-size-asian="10.5pt" style:font-weight-asian="normal" style:font-size-complex="12pt" style:font-weight-complex="normal"/>
    </style:style>
    <style:style style:name="T47" style:family="text">
      <style:text-properties fo:font-size="12pt" fo:font-style="italic" fo:font-weight="normal" officeooo:rsid="00386d2a" style:font-size-asian="10.5pt" style:font-style-asian="italic" style:font-weight-asian="normal" style:font-size-complex="12pt" style:font-style-complex="italic" style:font-weight-complex="normal"/>
    </style:style>
    <style:style style:name="T48" style:family="text">
      <style:text-properties fo:font-size="12pt" fo:font-style="italic" fo:font-weight="normal" officeooo:rsid="001ce060" style:font-size-asian="10.5pt" style:font-style-asian="italic" style:font-weight-asian="normal" style:font-size-complex="12pt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Hex Code Generator</text:p>
      <text:p text:style-name="P28"><text:s/>Review Questions</text:p>
      <text:p text:style-name="P18">Key:</text:p>
      <text:p text:style-name="P20"><text:tab/>This means it’s a question I either struggled with or got wrong. These should be the first to review</text:p>
      <text:p text:style-name="P21"><text:tab/><text:span text:style-name="T1">This means I have answered but need to confirm the answer</text:span></text:p>
      <text:p text:style-name="P21"><text:tab/><text:span text:style-name="T2">This means I have confirmed the answer or looked it up</text:span></text:p>
      <text:p text:style-name="P19"/>
      <text:list xml:id="list1898552643" text:style-name="L2">
        <text:list-item>
          <text:p text:style-name="P7"><text:span text:style-name="T30">Complete the following tasks to create </text:span>a Hex Code Generator<text:line-break/><text:span text:style-name="T30">It should display a random background color every time the user hits the spacebar key</text:span></text:p>
          <text:list>
            <text:list-item>
              <text:p text:style-name="P7">Set up 3 files – index.html, style.css, app.js</text:p>
            </text:list-item>
            <text:list-item>
              <text:p text:style-name="P7">In the HTML file</text:p>
              <text:list>
                <text:list-item>
                  <text:p text:style-name="P7"><text:span text:style-name="T31">Include elements that will set a charset, title and viewport </text:span></text:p>
                </text:list-item>
                <text:list-item>
                  <text:p text:style-name="P7"><text:span text:style-name="T31">L</text:span>ink the <text:span text:style-name="T31">style.</text:span>css to the HTML as a style sheet</text:p>
                </text:list-item>
                <text:list-item>
                  <text:p text:style-name="P7"><text:span text:style-name="T31">In the body of the HTML, i</text:span>nclude a div with id ‘hex’ and a script tag <text:span text:style-name="T31">for app.js</text:span></text:p>
                </text:list-item>
              </text:list>
            </text:list-item>
            <text:list-item>
              <text:p text:style-name="P7">In the JS file</text:p>
              <text:list>
                <text:list-item>
                  <text:p text:style-name="P7"><text:span text:style-name="T31">C</text:span>reate a function getHexNum() that will <text:span text:style-name="T31">generate a</text:span> random number <text:span text:style-name="T31">and </text:span>convert <text:span text:style-name="T31">it to </text:span>a 6 digit hexadecimal number. Return t<text:span text:style-name="T31">he result</text:span></text:p>
                </text:list-item>
                <text:list-item>
                  <text:p text:style-name="P7"><text:span text:style-name="T31">C</text:span>reate a function named setBackground() that will take use getHexNum<text:span text:style-name="T31">()</text:span> to get a hexadecimal number <text:span text:style-name="T31">and</text:span> then set the background <text:span text:style-name="T31">of the page </text:span>to that number</text:p>
                </text:list-item>
                <text:list-item>
                  <text:p text:style-name="P7"><text:span text:style-name="T31">A</text:span>dd functionality to make the setBackgound() function run when you click spacebar</text:p>
                </text:list-item>
              </text:list>
            </text:list-item>
            <text:list-item>
              <text:p text:style-name="P7">In the CSS file</text:p>
              <text:list>
                <text:list-item>
                  <text:p text:style-name="P7"><text:span text:style-name="T31">C</text:span>hange the transition property so all the transitions will take .5 seconds and will happen with “ease” format</text:p>
                </text:list-item>
              </text:list>
            </text:list-item>
          </text:list>
        </text:list-item>
        <text:list-item>
          <text:p text:style-name="P10">What is a charset? Why would you need to declare it? How would you declare it?</text:p>
          <text:p text:style-name="P10"/>
        </text:list-item>
        <text:list-item>
          <text:p text:style-name="P7"><text:span text:style-name="T31">What is the viewport? Is the size usually the same as the rendered page? If not, how would it typically differ (assume a laptop or desktop)?</text:span></text:p>
        </text:list-item>
        <text:list-item>
          <text:p text:style-name="P7"><text:soft-page-break/><text:span text:style-name="T33">How do Narrow screen devices (ex. mobile devices) typically render pages with regards to a viewport?</text:span></text:p>
        </text:list-item>
      </text:list>
      <text:p text:style-name="P24"/>
      <text:list xml:id="list193045536849474" text:continue-numbering="true" text:style-name="L2">
        <text:list-item>
          <text:p text:style-name="P7"><text:span text:style-name="T31"><text:s/>Why would you need to declare it? How would you declare it in HTML?</text:span></text:p>
          <text:p text:style-name="P23"><text:span text:style-name="T38"/></text:p>
        </text:list-item>
        <text:list-item>
          <text:p text:style-name="P12">What is document.write() used for? How does it relate to document.open()?<text:line-break/></text:p>
        </text:list-item>
        <text:list-item>
          <text:p text:style-name="P7">What can you add/use in your JS file to set the background color?<text:line-break/></text:p>
        </text:list-item>
        <text:list-item>
          <text:p text:style-name="P10">What object can you access to access/modify any styling <text:span text:style-name="T39">in the &lt;body&gt;</text:span> from JS?<text:line-break/></text:p>
        </text:list-item>
        <text:list-item>
          <text:p text:style-name="P17">What is a mixin (Ex. GlobalEventHandlers)? <text:line-break/></text:p>
        </text:list-item>
        <text:list-item>
          <text:p text:style-name="P17">What does GlobalEventHandlers describe? Is this an interface? <text:line-break/></text:p>
        </text:list-item>
        <text:list-item>
          <text:p text:style-name="P13">What is <text:span text:style-name="T40">GlobalEventHandlers.onkeyup (ex of use:</text:span> document.body.onkeyup<text:span text:style-name="T40">)</text:span>? Is it a <text:span text:style-name="T40">method</text:span>? <text:span text:style-name="T40">When does it fire?<text:line-break/></text:span><text:line-break/></text:p>
        </text:list-item>
        <text:list-item>
          <text:p text:style-name="P13">What is the transition CSS property? <text:span text:style-name="T32">What does it control? <text:line-break/><text:line-break/></text:span></text:p>
        </text:list-item>
        <text:list-item>
          <text:p text:style-name="P30"><text:span text:style-name="T44">How can you center a div horizonatlly?<text:line-break/><text:line-break/></text:span></text:p>
        </text:list-item>
        <text:list-item>
          <text:p text:style-name="P29"><text:span text:style-name="T45">How can you center a div</text:span><text:span text:style-name="T44"> vertically? </text:span><text:span text:style-name="T46">(Not as important to memorize, just try to remember where to find in the future.<text:line-break/></text:span></text:p>
        </text:list-item>
        <text:list-item>
          <text:p text:style-name="P16"><text:soft-page-break/>With regards to the position CSS property, what does it mean when it is set to absolute? relative?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in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3:48:06.844633135</meta:creation-date>
    <dc:date>2019-02-22T19:30:36.104863711</dc:date>
    <meta:editing-duration>PT4H52M8S</meta:editing-duration>
    <meta:editing-cycles>8</meta:editing-cycles>
    <meta:generator>LibreOffice/6.1.4.2$Linux_X86_64 LibreOffice_project/10$Build-2</meta:generator>
    <meta:document-statistic meta:table-count="0" meta:image-count="0" meta:object-count="0" meta:page-count="3" meta:paragraph-count="32" meta:word-count="429" meta:character-count="2350" meta:non-whitespace-character-count="1956"/>
  </office:meta>
</office:document-meta>
</file>